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top="0in" fo:margin-bottom="0in" fo:line-height="100%"/>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_5b_Normal_5d_">
      <style:paragraph-properties fo:margin-top="0in" fo:margin-bottom="0in" fo:line-height="100%"/>
      <style:text-properties fo:color="#000000" style:font-name="Georgia" fo:font-size="10.5pt" style:font-size-asian="10.5pt" style:font-size-complex="10.5pt"/>
    </style:style>
    <style:style style:name="P8"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9"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0"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P11" style:family="paragraph" style:parent-style-name="BODY">
      <style:paragraph-properties fo:margin-top="0in" fo:margin-bottom="0in" fo:line-height="100%"/>
      <style:text-properties fo:color="#000000"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language="none" fo:country="none" style:font-name-asian="Georgia" style:language-asian="none" style:country-asian="none" style:font-name-complex="Georgia" style:language-complex="none" style:country-complex="none"/>
    </style:style>
    <style:style style:name="T4"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5" style:family="text">
      <style:text-properties style:font-name="Georgia" fo:language="en" fo:country="US" style:font-name-asian="Georgia" style:language-asian="none" style:country-asian="none" style:font-name-complex="Georgia" style:language-complex="none" style:country-complex="none"/>
    </style:style>
    <style:style style:name="T6" style:family="text">
      <style:text-properties fo:language="none" fo:country="none" style:font-name-asian="Georgia" style:language-asian="none" style:country-asian="none" style:font-name-complex="Georgia" style:language-complex="none" style:country-complex="none"/>
    </style:style>
    <style:style style:name="T7"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fo:color="#000000" fo:language="none" fo:country="none" style:font-name-asian="Georgia" style:language-asian="none" style:country-asian="none" style:font-name-complex="Georgia" style:language-complex="none" style:country-complex="none"/>
    </style:style>
    <style:style style:name="T9" style:family="text">
      <style:text-properties fo:color="#000000" style:font-name="Georgia" fo:font-size="10.5pt" style:font-size-asian="10.5pt" style:font-size-complex="10.5pt"/>
    </style:style>
    <style:style style:name="T10" style:family="text">
      <style:text-properties fo:color="#000000" style:font-name="Georgia" fo:font-size="10.5pt" fo:font-weight="bold" style:font-size-asian="10.5pt" style:font-weight-asian="bold" style:font-size-complex="10.5pt" style:font-weight-complex="bold"/>
    </style:style>
    <style:style style:name="T11"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2" style:family="text">
      <style:text-properties fo:color="#000000" style:font-name="Georgia" fo:font-size="10.5pt" fo:language="none" fo:country="none" fo:font-style="italic"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3" style:family="text">
      <style:text-properties fo:color="#000000" style:font-name="Georgia" fo:font-size="10.5pt" fo:language="none" fo:country="none" style:text-underline-style="solid" style:text-underline-width="auto" style:text-underline-color="font-color" fo:background-color="transparent" style:font-name-asian="Georgia" style:font-size-asian="10.5pt" style:language-asian="none" style:country-asian="none" style:font-name-complex="Georgia" style:font-size-complex="10.5pt" style:language-complex="none" style:country-complex="none"/>
    </style:style>
    <style:style style:name="T14"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coming Fall Proof</text:p>
      <text:p text:style-name="P1"><text:span text:style-name="T1">Read:</text:span><text:span text:style-name="T2"> II Peter 1:4-10</text:span></text:p>
      <text:p text:style-name="P2"/>
      <text:p text:style-name="P3"><text:span text:style-name="T1">Text:</text:span><text:span text:style-name="T2"> II </text:span><text:span text:style-name="T8">Peter 1:10 “Wherefore the rather, brethren, give diligence to make your calling and election sure: for if ye do these things, ye shall never fall:”</text:span></text:p>
      <text:h text:style-name="P3" text:outline-level="3"><text:span text:style-name="T1">Introduction:</text:span><text:span text:style-name="T2"> I was reading this chapter in bed the other night and was impressed to bring it to you this morning. Since there is controversy among Christians about eternal security vs losing one's salvation; I was captured by the words: “...</text:span><text:span text:style-name="T8">if ye do these things, ye shall never fall:” This message is about the words found in verse 4: “...that...ye might be partakers of the divine nature...” for that is the way to fall proof our relationship with Christ.</text:span></text:h>
      <text:p text:style-name="P5"><text:span text:style-name="T10">I. It starts with diligence:</text:span><text:span text:style-name="T9"> If there is anything lacking in the Christian walk of most believers today it is a diligent pursuit of God. In Corinthians Paul said: “</text:span><text:span text:style-name="T11">Therefore, as ye abound in every </text:span><text:span text:style-name="T12">thing, in</text:span><text:span text:style-name="T11"> faith, and utterance, and knowledge, and </text:span><text:span text:style-name="T12">in</text:span><text:span text:style-name="T11"> </text:span><text:span text:style-name="T13">all diligence</text:span><text:span text:style-name="T11">, and </text:span><text:span text:style-name="T12">in</text:span><text:span text:style-name="T11"> your love to us, </text:span><text:span text:style-name="T12">see</text:span><text:span text:style-name="T11"> that ye abound in this grace also.” You and I can </text:span><text:span text:style-name="T9">hear a message that touches us and we determine to change. We leave with the thought that we should do things differently but soon we are distracted and the cares of our world crowd out the thought and we experience little or no change because we are not diligent. (Tony and his job)</text:span></text:p>
      <text:p text:style-name="P11"><text:span text:style-name="T7">II. It runs on faith:</text:span><text:span text:style-name="T6"> There must be a belief beyond ourselves if we are to develop the divine nature. Certainly there are </text:span><text:span text:style-name="T14">behavioral</text:span><text:span text:style-name="T6"> changes that we all need to improve our lives but to go from the carnal to the divine requires more than our ability to self-improve can produce. It requires a deep faith that only can come from God. It is the difference between knowing what God is capable of and standing on the promise that God has spoken and will do what we ask.</text:span></text:p>
      <text:p text:style-name="P7"><text:span text:style-name="T7">III. It is viable by virtue:</text:span><text:span text:style-name="T6"> The word “virtue” speaks of “valor” or “excellence.” The world is filled with men and women who are average or mediocre in their walk with God. One cannot reach excellence without an intense focus on becoming a person of valor. Read the last chapter of Proverbs regarding the virtuous woman and tell me if a woman could reach that standard without an intense focus. The divine nature is visible in the life of one who displays the virtue of Godliness. It was displayed in the life of Joseph. (no to Potiphar's wife was yes to God)</text:span></text:p>
      <text:p text:style-name="P7"><text:span text:style-name="T7">IV. It is empowered by knowledge:</text:span><text:span text:style-name="T6"> One does not go to sleep with a high school diploma, one night, and wake up the next morning as an engineer or <text:s/>medical doctor. It takes years of </text:span><text:span text:style-name="T14">acquiring</text:span><text:span text:style-name="T6"> knowledge before some titles can be employed. To partake of the divine nature and live a fall proof life mandates intense time in the Word of God. You may not be a theologian but you need to be familiar with the Book.</text:span></text:p>
      <text:p text:style-name="P7"><text:span text:style-name="T6"><text:s text:c="2"/>Some accuse the Christian as living a life of blind faith. You must know that not only is faith in what God has promised not blind; it has vision far beyond what normal eyes can see.</text:span></text:p>
      <text:p text:style-name="P7"><text:span text:style-name="T7">V. It is held in check by temperance:</text:span><text:span text:style-name="T6"> Temperance is another word for self control. It is safe to say that from time to time we all have trouble in the area of self control. When Joseph saw his brothers in the food line the scriptures tell us of his self control. I think I would have reminded them about those pesky dreams I had of them bowing to me. Perhaps I would have said something about where I was sitting now compared to being in the bottom of a pit in the desert. A significant characteristic of the divine nature is self control.</text:span></text:p>
      <text:p text:style-name="P7"><text:span text:style-name="T7">VI. It is known for patience:</text:span><text:span text:style-name="T6"> The divine nature doesn't flit into and out of our lives. The divine nature endures through good times ans well as bad times. <text:s/>The scripture tells us that a double minded man is unstable in all his ways. One with the divine nature is not spiritually hyperactive but they patiently endure the events of life because they have a relationship that endures.</text:span></text:p>
      <text:p text:style-name="P7"><text:span text:style-name="T7">VII. It is marked by Godliness:</text:span><text:span text:style-name="T6"> Can others see Jesus in you? Would your friends describe you as a Godly person? I don't think that we all will be like the Apostle Paul or be as pure as Mary but when we are endued with the divine nature something of God should been seen in us.</text:span></text:p>
      <text:p text:style-name="P9"><text:span text:style-name="T4">VIII. It is expressed in brotherly kindness:</text:span><text:span text:style-name="T3"> Just how do others see the divine nature in us? Our behavior (how we treat our brothers) reflects our true nature. We, even we in the church, have become cynical and self-ish. Most of us can justify a lack of generosity among ourselves but do you think our behavior will pass muster with God. When our brothers or sisters are hurting we, as members of the family, will hurt with them and the result will be kindness of thought and action.</text:span></text:p>
      <text:p text:style-name="P8"><text:span text:style-name="T4">IX. It is seen in our charity to the lost:</text:span><text:span text:style-name="T3"> Charity is defined as loving acts. Some of us are really tight </text:span><text:span text:style-name="T5">fisted</text:span><text:span text:style-name="T3"> when it comes to giving (especially to those outside of the church). We'll give our tithe (counted out to the penny) but little to the various needs of our community. Our charity begins at home but it shouldn't stay at home. We help only those who help us. What better way to evangelize the lost than to reach out to them when they are in need.</text:span></text:p>
      <text:p text:style-name="P9"><text:span text:style-name="T4">X. It will be revealed <text:s/>by our knowledge of Christ:</text:span><text:span text:style-name="T3"> As a result of doing the things required to produce the divine nature you and I will exude a knowledge of Christ that results in us becoming fruit bearing saints.</text:span></text:p>
      <text:p text:style-name="P8"><text:span text:style-name="T3"/></text:p>
      <text:p text:style-name="P9"><text:span text:style-name="T4">Conclude:</text:span><text:span text:style-name="T3"> How would you like a fall proofed salvation? Take your salvation and add in diligence, faith, virtue, knowledge, temperance, patience, godliness, brotherly kindness and charity. Live it out day by day and you will not fall! This is the promise of scripture.</text:span></text:p>
      <text:p text:style-name="P1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19-09-21T14:55:01.30</dc:date>
    <meta:editing-duration>P1DT18H14M1S</meta:editing-duration>
    <meta:generator>OpenOffice/4.1.3$Win32 OpenOffice.org_project/413m1$Build-9783</meta:generator>
    <meta:document-statistic meta:table-count="0" meta:image-count="0" meta:object-count="0" meta:page-count="1" meta:paragraph-count="16" meta:word-count="1022" meta:character-count="55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